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25bf" officeooo:paragraph-rsid="001025bf"/>
    </style:style>
    <style:style style:name="P2" style:family="paragraph" style:parent-style-name="Standard">
      <style:text-properties officeooo:rsid="001025bf" officeooo:paragraph-rsid="00110ab7"/>
    </style:style>
    <style:style style:name="P3" style:family="paragraph" style:parent-style-name="Standard">
      <style:text-properties officeooo:rsid="001025bf" officeooo:paragraph-rsid="001ec116"/>
    </style:style>
    <style:style style:name="P4" style:family="paragraph" style:parent-style-name="Standard">
      <style:text-properties officeooo:rsid="00110ab7" officeooo:paragraph-rsid="00110ab7"/>
    </style:style>
    <style:style style:name="P5" style:family="paragraph" style:parent-style-name="Standard">
      <style:text-properties officeooo:rsid="00110ab7" officeooo:paragraph-rsid="0012bc49"/>
    </style:style>
    <style:style style:name="P6" style:family="paragraph" style:parent-style-name="Standard">
      <style:text-properties officeooo:rsid="0012bc49" officeooo:paragraph-rsid="0012bc49"/>
    </style:style>
    <style:style style:name="P7" style:family="paragraph" style:parent-style-name="Standard">
      <style:text-properties officeooo:rsid="00131d96" officeooo:paragraph-rsid="00131d96"/>
    </style:style>
    <style:style style:name="P8" style:family="paragraph" style:parent-style-name="Standard">
      <style:text-properties officeooo:rsid="00131d96" officeooo:paragraph-rsid="001770ad"/>
    </style:style>
    <style:style style:name="P9" style:family="paragraph" style:parent-style-name="Standard">
      <style:text-properties officeooo:rsid="0013c538" officeooo:paragraph-rsid="0013c538"/>
    </style:style>
    <style:style style:name="P10" style:family="paragraph" style:parent-style-name="Standard">
      <style:text-properties officeooo:rsid="00161017" officeooo:paragraph-rsid="00161017"/>
    </style:style>
    <style:style style:name="P11" style:family="paragraph" style:parent-style-name="Standard">
      <style:text-properties officeooo:rsid="001770ad" officeooo:paragraph-rsid="001770ad"/>
    </style:style>
    <style:style style:name="P12" style:family="paragraph" style:parent-style-name="Standard">
      <style:text-properties officeooo:rsid="001770ad" officeooo:paragraph-rsid="001ec45d"/>
    </style:style>
    <style:style style:name="P13" style:family="paragraph" style:parent-style-name="Standard">
      <style:text-properties style:text-underline-style="none" officeooo:rsid="0017ed65" officeooo:paragraph-rsid="0017ed65"/>
    </style:style>
    <style:style style:name="P14" style:family="paragraph" style:parent-style-name="Standard">
      <style:text-properties style:text-underline-style="none" officeooo:rsid="0017ed65" officeooo:paragraph-rsid="00195e52"/>
    </style:style>
    <style:style style:name="P15" style:family="paragraph" style:parent-style-name="Standard">
      <style:text-properties style:text-underline-style="none" officeooo:rsid="00110ab7" officeooo:paragraph-rsid="00195e52"/>
    </style:style>
    <style:style style:name="P16" style:family="paragraph" style:parent-style-name="Standard">
      <style:text-properties style:text-underline-style="none" officeooo:rsid="00110ab7" officeooo:paragraph-rsid="001ec45d"/>
    </style:style>
    <style:style style:name="P17" style:family="paragraph" style:parent-style-name="Standard">
      <style:text-properties style:text-underline-style="none" officeooo:rsid="00110ab7" officeooo:paragraph-rsid="00295ac0"/>
    </style:style>
    <style:style style:name="P18" style:family="paragraph" style:parent-style-name="Standard">
      <style:text-properties style:text-underline-style="none" officeooo:rsid="00110ab7" officeooo:paragraph-rsid="0030f31f"/>
    </style:style>
    <style:style style:name="P19" style:family="paragraph" style:parent-style-name="Standard">
      <style:text-properties style:text-underline-style="none" officeooo:rsid="00110ab7" officeooo:paragraph-rsid="00ff06aa"/>
    </style:style>
    <style:style style:name="P20" style:family="paragraph" style:parent-style-name="Standard">
      <style:text-properties style:text-underline-style="none" officeooo:rsid="00195e52" officeooo:paragraph-rsid="00195e52"/>
    </style:style>
    <style:style style:name="P21" style:family="paragraph" style:parent-style-name="Standard">
      <style:text-properties style:text-underline-style="none" officeooo:rsid="00195e52" officeooo:paragraph-rsid="001b54b5"/>
    </style:style>
    <style:style style:name="P22" style:family="paragraph" style:parent-style-name="Standard">
      <style:text-properties style:text-underline-style="none" officeooo:rsid="001b54b5" officeooo:paragraph-rsid="001b54b5"/>
    </style:style>
    <style:style style:name="P23" style:family="paragraph" style:parent-style-name="Standard">
      <style:text-properties style:text-underline-style="none" officeooo:rsid="001b54b5" officeooo:paragraph-rsid="001ec45d"/>
    </style:style>
    <style:style style:name="P24" style:family="paragraph" style:parent-style-name="Standard">
      <style:text-properties style:text-underline-style="none" officeooo:rsid="001ec116" officeooo:paragraph-rsid="001ec116"/>
    </style:style>
    <style:style style:name="P25" style:family="paragraph" style:parent-style-name="Standard">
      <style:text-properties style:text-underline-style="none" officeooo:rsid="001ec45d" officeooo:paragraph-rsid="001ec45d"/>
    </style:style>
    <style:style style:name="P26" style:family="paragraph" style:parent-style-name="Standard">
      <style:text-properties style:text-underline-style="none" officeooo:rsid="00208a81" officeooo:paragraph-rsid="00208a81"/>
    </style:style>
    <style:style style:name="P27" style:family="paragraph" style:parent-style-name="Standard">
      <style:text-properties style:text-underline-style="none" officeooo:rsid="00208a81" officeooo:paragraph-rsid="001b54b5"/>
    </style:style>
    <style:style style:name="P28" style:family="paragraph" style:parent-style-name="Standard">
      <style:text-properties style:text-underline-style="none" officeooo:rsid="00208a81" officeooo:paragraph-rsid="00aa1f63"/>
    </style:style>
    <style:style style:name="P29" style:family="paragraph" style:parent-style-name="Standard">
      <style:text-properties style:text-underline-style="none" officeooo:rsid="002248ac" officeooo:paragraph-rsid="002248ac"/>
    </style:style>
    <style:style style:name="P30" style:family="paragraph" style:parent-style-name="Standard">
      <style:text-properties style:text-underline-style="none" officeooo:rsid="0028219a" officeooo:paragraph-rsid="0028219a"/>
    </style:style>
    <style:style style:name="P31" style:family="paragraph" style:parent-style-name="Standard">
      <style:text-properties style:text-underline-style="none" officeooo:rsid="00295ac0" officeooo:paragraph-rsid="00295ac0"/>
    </style:style>
    <style:style style:name="P32" style:family="paragraph" style:parent-style-name="Standard">
      <style:text-properties style:text-underline-style="none" officeooo:rsid="002a95cc" officeooo:paragraph-rsid="002a95cc"/>
    </style:style>
    <style:style style:name="P33" style:family="paragraph" style:parent-style-name="Standard">
      <style:text-properties style:text-underline-style="none" officeooo:rsid="003003e9" officeooo:paragraph-rsid="003003e9"/>
    </style:style>
    <style:style style:name="P34" style:family="paragraph" style:parent-style-name="Standard">
      <style:text-properties style:text-underline-style="none" officeooo:rsid="0031b5d0" officeooo:paragraph-rsid="0031b5d0"/>
    </style:style>
    <style:style style:name="P35" style:family="paragraph" style:parent-style-name="Standard">
      <style:text-properties style:text-underline-style="none" officeooo:rsid="0031b5d0" officeooo:paragraph-rsid="0040820b"/>
    </style:style>
    <style:style style:name="P36" style:family="paragraph" style:parent-style-name="Standard">
      <style:text-properties style:text-underline-style="none" officeooo:rsid="0031b5d0" officeooo:paragraph-rsid="00438848"/>
    </style:style>
    <style:style style:name="P37" style:family="paragraph" style:parent-style-name="Standard">
      <style:text-properties style:text-underline-style="none" officeooo:rsid="004ddc54" officeooo:paragraph-rsid="004ddc54"/>
    </style:style>
    <style:style style:name="P38" style:family="paragraph" style:parent-style-name="Standard">
      <style:text-properties style:text-underline-style="none" officeooo:rsid="004ddc54" officeooo:paragraph-rsid="005481f0"/>
    </style:style>
    <style:style style:name="P39" style:family="paragraph" style:parent-style-name="Standard">
      <style:text-properties style:text-underline-style="none" officeooo:rsid="004ddc54" officeooo:paragraph-rsid="0059c04b"/>
    </style:style>
    <style:style style:name="P40" style:family="paragraph" style:parent-style-name="Standard">
      <style:text-properties style:text-underline-style="none" officeooo:rsid="005099b2" officeooo:paragraph-rsid="005099b2"/>
    </style:style>
    <style:style style:name="P41" style:family="paragraph" style:parent-style-name="Standard">
      <style:text-properties style:text-underline-style="none" officeooo:rsid="005099b2" officeooo:paragraph-rsid="00640cb4"/>
    </style:style>
    <style:style style:name="P42" style:family="paragraph" style:parent-style-name="Standard">
      <style:text-properties style:text-underline-style="none" officeooo:rsid="005099b2" officeooo:paragraph-rsid="006922a1"/>
    </style:style>
    <style:style style:name="P43" style:family="paragraph" style:parent-style-name="Standard">
      <style:text-properties style:text-underline-style="none" officeooo:rsid="00516eed" officeooo:paragraph-rsid="00516eed"/>
    </style:style>
    <style:style style:name="P44" style:family="paragraph" style:parent-style-name="Standard">
      <style:text-properties style:text-underline-style="none" officeooo:rsid="005c9302" officeooo:paragraph-rsid="0059c04b"/>
    </style:style>
    <style:style style:name="P45" style:family="paragraph" style:parent-style-name="Standard">
      <style:text-properties style:text-underline-style="none" officeooo:rsid="005c9302" officeooo:paragraph-rsid="00916f03"/>
    </style:style>
    <style:style style:name="P46" style:family="paragraph" style:parent-style-name="Standard">
      <style:text-properties style:text-underline-style="none" officeooo:rsid="005c9302" officeooo:paragraph-rsid="00ade813"/>
    </style:style>
    <style:style style:name="P47" style:family="paragraph" style:parent-style-name="Standard">
      <style:text-properties style:text-underline-style="none" officeooo:rsid="005c9302" officeooo:paragraph-rsid="00d36bc6"/>
    </style:style>
    <style:style style:name="P48" style:family="paragraph" style:parent-style-name="Standard">
      <style:text-properties style:text-underline-style="none" officeooo:rsid="005c9302" officeooo:paragraph-rsid="0102bc53"/>
    </style:style>
    <style:style style:name="P49" style:family="paragraph" style:parent-style-name="Standard">
      <style:text-properties style:text-underline-style="none" officeooo:rsid="005c9302" officeooo:paragraph-rsid="010b0edd"/>
    </style:style>
    <style:style style:name="P50" style:family="paragraph" style:parent-style-name="Standard">
      <style:text-properties style:text-underline-style="none" officeooo:rsid="00438848" officeooo:paragraph-rsid="00438848"/>
    </style:style>
    <style:style style:name="P51" style:family="paragraph" style:parent-style-name="Standard">
      <style:text-properties style:text-underline-style="none" officeooo:rsid="005481f0" officeooo:paragraph-rsid="005481f0"/>
    </style:style>
    <style:style style:name="P52" style:family="paragraph" style:parent-style-name="Standard">
      <style:text-properties style:text-underline-style="none" officeooo:rsid="005481f0" officeooo:paragraph-rsid="0059c04b"/>
    </style:style>
    <style:style style:name="P53" style:family="paragraph" style:parent-style-name="Standard">
      <style:text-properties style:text-underline-style="none" officeooo:rsid="00640cb4" officeooo:paragraph-rsid="006922a1"/>
    </style:style>
    <style:style style:name="P54" style:family="paragraph" style:parent-style-name="Standard">
      <style:text-properties style:text-underline-style="none" officeooo:rsid="00903816" officeooo:paragraph-rsid="00903816"/>
    </style:style>
    <style:style style:name="P55" style:family="paragraph" style:parent-style-name="Standard">
      <style:text-properties style:text-underline-style="none" officeooo:rsid="00903816" officeooo:paragraph-rsid="00916f03"/>
    </style:style>
    <style:style style:name="P56" style:family="paragraph" style:parent-style-name="Standard">
      <style:text-properties style:text-underline-style="none" officeooo:rsid="001770ad" officeooo:paragraph-rsid="001ec45d"/>
    </style:style>
    <style:style style:name="P57" style:family="paragraph" style:parent-style-name="Standard">
      <style:text-properties style:text-underline-style="none" officeooo:rsid="00ade813" officeooo:paragraph-rsid="00ade813"/>
    </style:style>
    <style:style style:name="P58" style:family="paragraph" style:parent-style-name="Standard">
      <style:text-properties style:text-underline-style="none" officeooo:rsid="00d935d6" officeooo:paragraph-rsid="00d935d6"/>
    </style:style>
    <style:style style:name="P59" style:family="paragraph" style:parent-style-name="Standard">
      <style:text-properties style:text-underline-style="none" officeooo:rsid="00262606" officeooo:paragraph-rsid="00262606"/>
    </style:style>
    <style:style style:name="P60" style:family="paragraph" style:parent-style-name="Standard">
      <style:text-properties style:text-underline-style="none" officeooo:rsid="00262606" officeooo:paragraph-rsid="00e21e6c"/>
    </style:style>
    <style:style style:name="P61" style:family="paragraph" style:parent-style-name="Standard">
      <style:text-properties style:text-underline-style="none" officeooo:rsid="010892ca" officeooo:paragraph-rsid="010892ca"/>
    </style:style>
    <style:style style:name="P62" style:family="paragraph" style:parent-style-name="Standard">
      <style:text-properties style:text-underline-style="none" officeooo:rsid="010e6167" officeooo:paragraph-rsid="0102bc53"/>
    </style:style>
    <style:style style:name="P63" style:family="paragraph" style:parent-style-name="Standard">
      <style:text-properties style:text-underline-style="none" officeooo:rsid="012377db" officeooo:paragraph-rsid="012377db"/>
    </style:style>
    <style:style style:name="P64" style:family="paragraph" style:parent-style-name="Standard">
      <style:text-properties style:text-underline-style="none" officeooo:rsid="012377db" officeooo:paragraph-rsid="01a5e020"/>
    </style:style>
    <style:style style:name="P65" style:family="paragraph" style:parent-style-name="Standard">
      <style:text-properties style:text-underline-style="none" officeooo:rsid="012377db" officeooo:paragraph-rsid="01b1a8ac"/>
    </style:style>
    <style:style style:name="P66" style:family="paragraph" style:parent-style-name="Standard">
      <style:text-properties style:text-underline-style="none" officeooo:rsid="012377db" officeooo:paragraph-rsid="01bc02e0"/>
    </style:style>
    <style:style style:name="P67" style:family="paragraph" style:parent-style-name="Standard">
      <style:text-properties style:text-underline-style="none" officeooo:rsid="012af508" officeooo:paragraph-rsid="012af508"/>
    </style:style>
    <style:style style:name="P68" style:family="paragraph" style:parent-style-name="Standard">
      <style:text-properties style:text-underline-style="none" officeooo:rsid="012af508" officeooo:paragraph-rsid="01a5e020"/>
    </style:style>
    <style:style style:name="P69" style:family="paragraph" style:parent-style-name="Standard">
      <style:text-properties style:text-underline-style="none" officeooo:rsid="017f4f37" officeooo:paragraph-rsid="017f4f37"/>
    </style:style>
    <style:style style:name="P70" style:family="paragraph" style:parent-style-name="Standard">
      <style:text-properties style:text-underline-style="none" officeooo:rsid="0195d7d9" officeooo:paragraph-rsid="0195d7d9"/>
    </style:style>
    <style:style style:name="P71" style:family="paragraph" style:parent-style-name="Standard">
      <style:text-properties style:text-underline-style="none" officeooo:rsid="01adfe5b" officeooo:paragraph-rsid="01adfe5b"/>
    </style:style>
    <style:style style:name="P72" style:family="paragraph" style:parent-style-name="Standard">
      <style:text-properties style:text-underline-style="none" officeooo:rsid="01c8e169" officeooo:paragraph-rsid="01c8e169"/>
    </style:style>
    <style:style style:name="P73" style:family="paragraph" style:parent-style-name="Standard">
      <style:text-properties style:text-underline-style="none" officeooo:rsid="01ca9c56" officeooo:paragraph-rsid="01ca9c56"/>
    </style:style>
    <style:style style:name="P74" style:family="paragraph" style:parent-style-name="Standard">
      <style:text-properties style:text-underline-style="none" officeooo:rsid="01ca9c56" officeooo:paragraph-rsid="01f80c4e"/>
    </style:style>
    <style:style style:name="P75" style:family="paragraph" style:parent-style-name="Standard">
      <style:text-properties style:text-underline-style="none" officeooo:rsid="01cef068" officeooo:paragraph-rsid="01cef068"/>
    </style:style>
    <style:style style:name="P76" style:family="paragraph" style:parent-style-name="Standard">
      <style:text-properties style:text-underline-style="none" officeooo:rsid="01ec813d" officeooo:paragraph-rsid="01ec813d"/>
    </style:style>
    <style:style style:name="P77" style:family="paragraph" style:parent-style-name="Standard">
      <style:text-properties style:text-underline-style="none" officeooo:rsid="020cff68" officeooo:paragraph-rsid="020cff68"/>
    </style:style>
    <style:style style:name="P78" style:family="paragraph" style:parent-style-name="Standard">
      <style:text-properties officeooo:rsid="001ec116" officeooo:paragraph-rsid="001ec116"/>
    </style:style>
    <style:style style:name="P79" style:family="paragraph" style:parent-style-name="Standard">
      <style:text-properties officeooo:rsid="001ec45d" officeooo:paragraph-rsid="001ec45d"/>
    </style:style>
    <style:style style:name="P80" style:family="paragraph" style:parent-style-name="Standard">
      <style:text-properties style:text-underline-style="solid" style:text-underline-width="auto" style:text-underline-color="font-color" officeooo:rsid="001770ad" officeooo:paragraph-rsid="001ec45d"/>
    </style:style>
    <style:style style:name="P81" style:family="paragraph" style:parent-style-name="Standard">
      <style:text-properties officeooo:rsid="01131362" officeooo:paragraph-rsid="01131362"/>
    </style:style>
    <style:style style:name="P82" style:family="paragraph" style:parent-style-name="Standard">
      <style:text-properties officeooo:rsid="0114985b" officeooo:paragraph-rsid="0114985b"/>
    </style:style>
    <style:style style:name="P83" style:family="paragraph" style:parent-style-name="Standard">
      <style:text-properties officeooo:rsid="014cf260" officeooo:paragraph-rsid="014cf260"/>
    </style:style>
    <style:style style:name="P84" style:family="paragraph" style:parent-style-name="Standard">
      <style:text-properties style:text-underline-style="none" officeooo:rsid="01ca9c56" officeooo:paragraph-rsid="01ca9c56"/>
    </style:style>
    <style:style style:name="P85" style:family="paragraph" style:parent-style-name="Standard">
      <style:text-properties style:text-underline-style="none" officeooo:rsid="01ca9c56" officeooo:paragraph-rsid="02298826"/>
    </style:style>
    <style:style style:name="P86" style:family="paragraph" style:parent-style-name="Standard">
      <style:text-properties style:text-underline-style="none" officeooo:rsid="01ca9c56" officeooo:paragraph-rsid="02324c6b"/>
    </style:style>
    <style:style style:name="P87" style:family="paragraph" style:parent-style-name="Standard">
      <style:text-properties style:text-underline-style="none" officeooo:rsid="01ca9c56" officeooo:paragraph-rsid="0232bc63"/>
    </style:style>
    <style:style style:name="P88" style:family="paragraph" style:parent-style-name="Standard">
      <style:text-properties style:text-underline-style="none" officeooo:rsid="02218810" officeooo:paragraph-rsid="02218810"/>
    </style:style>
    <style:style style:name="P89" style:family="paragraph" style:parent-style-name="Standard">
      <style:text-properties style:text-underline-style="none" officeooo:rsid="022f80ce" officeooo:paragraph-rsid="00916f03"/>
    </style:style>
    <style:style style:name="P90" style:family="paragraph" style:parent-style-name="Standard">
      <style:paragraph-properties fo:text-align="end" style:justify-single-word="false"/>
      <style:text-properties style:text-underline-style="none" officeooo:rsid="012377db" officeooo:paragraph-rsid="012377db"/>
    </style:style>
    <style:style style:name="P91" style:family="paragraph" style:parent-style-name="Standard">
      <style:text-properties style:text-underline-style="none" officeooo:rsid="005c9302" officeooo:paragraph-rsid="012377db"/>
    </style:style>
    <style:style style:name="P92" style:family="paragraph" style:parent-style-name="Standard">
      <style:text-properties style:text-underline-style="none" officeooo:rsid="005c9302" officeooo:paragraph-rsid="00916f03"/>
    </style:style>
    <style:style style:name="P93" style:family="paragraph" style:parent-style-name="Standard">
      <style:text-properties style:text-underline-style="none" officeooo:rsid="005c9302" officeooo:paragraph-rsid="0249257b"/>
    </style:style>
    <style:style style:name="P94" style:family="paragraph" style:parent-style-name="Standard">
      <style:text-properties style:text-underline-style="none" officeooo:rsid="0249257b" officeooo:paragraph-rsid="0249257b"/>
    </style:style>
    <style:style style:name="P95" style:family="paragraph" style:parent-style-name="Standard">
      <style:text-properties style:text-underline-style="none" officeooo:rsid="024e9e45" officeooo:paragraph-rsid="024e9e45"/>
    </style:style>
    <style:style style:name="P96" style:family="paragraph" style:parent-style-name="Standard">
      <style:text-properties style:text-underline-style="none" officeooo:rsid="025eb0a8" officeooo:paragraph-rsid="00916f03"/>
    </style:style>
    <style:style style:name="T1" style:family="text">
      <style:text-properties officeooo:rsid="001025bf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025bf"/>
    </style:style>
    <style:style style:name="T4" style:family="text">
      <style:text-properties officeooo:rsid="00110ab7"/>
    </style:style>
    <style:style style:name="T5" style:family="text">
      <style:text-properties style:text-position="super 58%"/>
    </style:style>
    <style:style style:name="T6" style:family="text">
      <style:text-properties officeooo:rsid="0012bc49"/>
    </style:style>
    <style:style style:name="T7" style:family="text">
      <style:text-properties officeooo:rsid="00131d96"/>
    </style:style>
    <style:style style:name="T8" style:family="text">
      <style:text-properties officeooo:rsid="0013c538"/>
    </style:style>
    <style:style style:name="T9" style:family="text">
      <style:text-properties officeooo:rsid="001770ad"/>
    </style:style>
    <style:style style:name="T10" style:family="text">
      <style:text-properties officeooo:rsid="00195e52"/>
    </style:style>
    <style:style style:name="T11" style:family="text">
      <style:text-properties officeooo:rsid="001b54b5"/>
    </style:style>
    <style:style style:name="T12" style:family="text">
      <style:text-properties officeooo:rsid="001d28c3"/>
    </style:style>
    <style:style style:name="T13" style:family="text">
      <style:text-properties officeooo:rsid="001ec45d"/>
    </style:style>
    <style:style style:name="T14" style:family="text">
      <style:text-properties officeooo:rsid="00208a81"/>
    </style:style>
    <style:style style:name="T15" style:family="text">
      <style:text-properties officeooo:rsid="002248ac"/>
    </style:style>
    <style:style style:name="T16" style:family="text">
      <style:text-properties officeooo:rsid="002a95cc"/>
    </style:style>
    <style:style style:name="T17" style:family="text">
      <style:text-properties officeooo:rsid="002d62d0"/>
    </style:style>
    <style:style style:name="T18" style:family="text">
      <style:text-properties officeooo:rsid="002f33e5"/>
    </style:style>
    <style:style style:name="T19" style:family="text">
      <style:text-properties officeooo:rsid="002f8837"/>
    </style:style>
    <style:style style:name="T20" style:family="text">
      <style:text-properties officeooo:rsid="0031b5d0"/>
    </style:style>
    <style:style style:name="T21" style:family="text">
      <style:text-properties officeooo:rsid="0036812c"/>
    </style:style>
    <style:style style:name="T22" style:family="text">
      <style:text-properties officeooo:rsid="0040820b"/>
    </style:style>
    <style:style style:name="T23" style:family="text">
      <style:text-properties officeooo:rsid="00438848"/>
    </style:style>
    <style:style style:name="T24" style:family="text">
      <style:text-properties officeooo:rsid="004ddc54"/>
    </style:style>
    <style:style style:name="T25" style:family="text">
      <style:text-properties officeooo:rsid="004f7cb3"/>
    </style:style>
    <style:style style:name="T26" style:family="text">
      <style:text-properties officeooo:rsid="00516eed"/>
    </style:style>
    <style:style style:name="T27" style:family="text">
      <style:text-properties officeooo:rsid="0052b1f8"/>
    </style:style>
    <style:style style:name="T28" style:family="text">
      <style:text-properties officeooo:rsid="0059c04b"/>
    </style:style>
    <style:style style:name="T29" style:family="text">
      <style:text-properties officeooo:rsid="005c9302"/>
    </style:style>
    <style:style style:name="T30" style:family="text">
      <style:text-properties officeooo:rsid="005e2bbe"/>
    </style:style>
    <style:style style:name="T31" style:family="text">
      <style:text-properties officeooo:rsid="00632c80"/>
    </style:style>
    <style:style style:name="T32" style:family="text">
      <style:text-properties officeooo:rsid="00640cb4"/>
    </style:style>
    <style:style style:name="T33" style:family="text">
      <style:text-properties officeooo:rsid="006922a1"/>
    </style:style>
    <style:style style:name="T34" style:family="text">
      <style:text-properties officeooo:rsid="006f355e"/>
    </style:style>
    <style:style style:name="T35" style:family="text">
      <style:text-properties officeooo:rsid="007597d1"/>
    </style:style>
    <style:style style:name="T36" style:family="text">
      <style:text-properties officeooo:rsid="008abd24"/>
    </style:style>
    <style:style style:name="T37" style:family="text">
      <style:text-properties officeooo:rsid="008bf686"/>
    </style:style>
    <style:style style:name="T38" style:family="text">
      <style:text-properties officeooo:rsid="008d20c4"/>
    </style:style>
    <style:style style:name="T39" style:family="text">
      <style:text-properties officeooo:rsid="00903816"/>
    </style:style>
    <style:style style:name="T40" style:family="text">
      <style:text-properties officeooo:rsid="0099a834"/>
    </style:style>
    <style:style style:name="T41" style:family="text">
      <style:text-properties officeooo:rsid="00a29a86"/>
    </style:style>
    <style:style style:name="T42" style:family="text">
      <style:text-properties officeooo:rsid="00a46e66"/>
    </style:style>
    <style:style style:name="T43" style:family="text">
      <style:text-properties officeooo:rsid="00a5af33"/>
    </style:style>
    <style:style style:name="T44" style:family="text">
      <style:text-properties officeooo:rsid="00aa1f63"/>
    </style:style>
    <style:style style:name="T45" style:family="text">
      <style:text-properties officeooo:rsid="00ade813"/>
    </style:style>
    <style:style style:name="T46" style:family="text">
      <style:text-properties officeooo:rsid="00b67735"/>
    </style:style>
    <style:style style:name="T47" style:family="text">
      <style:text-properties officeooo:rsid="00ca1611"/>
    </style:style>
    <style:style style:name="T48" style:family="text">
      <style:text-properties officeooo:rsid="00cea86d"/>
    </style:style>
    <style:style style:name="T49" style:family="text">
      <style:text-properties officeooo:rsid="00d36bc6"/>
    </style:style>
    <style:style style:name="T50" style:family="text">
      <style:text-properties officeooo:rsid="00dc040a"/>
    </style:style>
    <style:style style:name="T51" style:family="text">
      <style:text-properties officeooo:rsid="00e34a3a"/>
    </style:style>
    <style:style style:name="T52" style:family="text">
      <style:text-properties officeooo:rsid="00e3cf52"/>
    </style:style>
    <style:style style:name="T53" style:family="text">
      <style:text-properties officeooo:rsid="00e7a98d"/>
    </style:style>
    <style:style style:name="T54" style:family="text">
      <style:text-properties officeooo:rsid="00f60675"/>
    </style:style>
    <style:style style:name="T55" style:family="text">
      <style:text-properties fo:font-weight="bold" officeooo:rsid="00e34a3a" style:font-weight-asian="bold" style:font-weight-complex="bold"/>
    </style:style>
    <style:style style:name="T56" style:family="text">
      <style:text-properties officeooo:rsid="00ff06aa"/>
    </style:style>
    <style:style style:name="T57" style:family="text">
      <style:text-properties officeooo:rsid="0102bc53"/>
    </style:style>
    <style:style style:name="T58" style:family="text">
      <style:text-properties officeooo:rsid="010b0edd"/>
    </style:style>
    <style:style style:name="T59" style:family="text">
      <style:text-properties officeooo:rsid="010cfc2d"/>
    </style:style>
    <style:style style:name="T60" style:family="text">
      <style:text-properties officeooo:rsid="010d76ac"/>
    </style:style>
    <style:style style:name="T61" style:family="text">
      <style:text-properties officeooo:rsid="010e6167"/>
    </style:style>
    <style:style style:name="T62" style:family="text">
      <style:text-properties officeooo:rsid="0111b342"/>
    </style:style>
    <style:style style:name="T63" style:family="text">
      <style:text-properties officeooo:rsid="01131362"/>
    </style:style>
    <style:style style:name="T64" style:family="text">
      <style:text-properties officeooo:rsid="01147e08"/>
    </style:style>
    <style:style style:name="T65" style:family="text">
      <style:text-properties officeooo:rsid="011531ff"/>
    </style:style>
    <style:style style:name="T66" style:family="text">
      <style:text-properties officeooo:rsid="011e9340"/>
    </style:style>
    <style:style style:name="T67" style:family="text">
      <style:text-properties officeooo:rsid="0125ab15"/>
    </style:style>
    <style:style style:name="T68" style:family="text">
      <style:text-properties officeooo:rsid="012ad1f1"/>
    </style:style>
    <style:style style:name="T69" style:family="text">
      <style:text-properties officeooo:rsid="012af508"/>
    </style:style>
    <style:style style:name="T70" style:family="text">
      <style:text-properties officeooo:rsid="012ce7f0"/>
    </style:style>
    <style:style style:name="T71" style:family="text">
      <style:text-properties officeooo:rsid="013341af"/>
    </style:style>
    <style:style style:name="T72" style:family="text">
      <style:text-properties officeooo:rsid="0139bc9e"/>
    </style:style>
    <style:style style:name="T73" style:family="text">
      <style:text-properties officeooo:rsid="01590ab8"/>
    </style:style>
    <style:style style:name="T74" style:family="text">
      <style:text-properties officeooo:rsid="016403bc"/>
    </style:style>
    <style:style style:name="T75" style:family="text">
      <style:text-properties officeooo:rsid="016b023a"/>
    </style:style>
    <style:style style:name="T76" style:family="text">
      <style:text-properties officeooo:rsid="0183ef7a"/>
    </style:style>
    <style:style style:name="T77" style:family="text">
      <style:text-properties officeooo:rsid="0188a31e"/>
    </style:style>
    <style:style style:name="T78" style:family="text">
      <style:text-properties officeooo:rsid="01939bc5"/>
    </style:style>
    <style:style style:name="T79" style:family="text">
      <style:text-properties officeooo:rsid="01950219"/>
    </style:style>
    <style:style style:name="T80" style:family="text">
      <style:text-properties officeooo:rsid="01989fa5"/>
    </style:style>
    <style:style style:name="T81" style:family="text">
      <style:text-properties officeooo:rsid="019d1d43"/>
    </style:style>
    <style:style style:name="T82" style:family="text">
      <style:text-properties officeooo:rsid="01a0de6e"/>
    </style:style>
    <style:style style:name="T83" style:family="text">
      <style:text-properties officeooo:rsid="01a55ac1"/>
    </style:style>
    <style:style style:name="T84" style:family="text">
      <style:text-properties officeooo:rsid="01a5e020"/>
    </style:style>
    <style:style style:name="T85" style:family="text">
      <style:text-properties officeooo:rsid="01aa07a4"/>
    </style:style>
    <style:style style:name="T86" style:family="text">
      <style:text-properties officeooo:rsid="01b051e5"/>
    </style:style>
    <style:style style:name="T87" style:family="text">
      <style:text-properties officeooo:rsid="01b0a2a5"/>
    </style:style>
    <style:style style:name="T88" style:family="text">
      <style:text-properties officeooo:rsid="01b1a8ac"/>
    </style:style>
    <style:style style:name="T89" style:family="text">
      <style:text-properties officeooo:rsid="01b8b536"/>
    </style:style>
    <style:style style:name="T90" style:family="text">
      <style:text-properties officeooo:rsid="01bc02e0"/>
    </style:style>
    <style:style style:name="T91" style:family="text">
      <style:text-properties officeooo:rsid="01bfec86"/>
    </style:style>
    <style:style style:name="T92" style:family="text">
      <style:text-properties officeooo:rsid="01c49f09"/>
    </style:style>
    <style:style style:name="T93" style:family="text">
      <style:text-properties officeooo:rsid="01c8c614"/>
    </style:style>
    <style:style style:name="T94" style:family="text">
      <style:text-properties officeooo:rsid="01d75307"/>
    </style:style>
    <style:style style:name="T95" style:family="text">
      <style:text-properties officeooo:rsid="01d79255"/>
    </style:style>
    <style:style style:name="T96" style:family="text">
      <style:text-properties officeooo:rsid="01e64b9a"/>
    </style:style>
    <style:style style:name="T97" style:family="text">
      <style:text-properties officeooo:rsid="01f80c4e"/>
    </style:style>
    <style:style style:name="T98" style:family="text">
      <style:text-properties officeooo:rsid="02298826"/>
    </style:style>
    <style:style style:name="T99" style:family="text">
      <style:text-properties officeooo:rsid="02324c6b"/>
    </style:style>
    <style:style style:name="T100" style:family="text">
      <style:text-properties officeooo:rsid="0232bc63"/>
    </style:style>
    <style:style style:name="T101" style:family="text">
      <style:text-properties officeooo:rsid="023d19c5"/>
    </style:style>
    <style:style style:name="T102" style:family="text">
      <style:text-properties officeooo:rsid="02410395"/>
    </style:style>
    <style:style style:name="T103" style:family="text">
      <style:text-properties officeooo:rsid="0242805d"/>
    </style:style>
    <style:style style:name="T104" style:family="text">
      <style:text-properties officeooo:rsid="0242de32"/>
    </style:style>
    <style:style style:name="T105" style:family="text">
      <style:text-properties officeooo:rsid="0249257b"/>
    </style:style>
    <style:style style:name="T106" style:family="text">
      <style:text-properties officeooo:rsid="024974c2"/>
    </style:style>
    <style:style style:name="T107" style:family="text">
      <style:text-properties officeooo:rsid="024e9e45"/>
    </style:style>
    <style:style style:name="T108" style:family="text">
      <style:text-properties officeooo:rsid="0251660c"/>
    </style:style>
    <style:style style:name="T109" style:family="text">
      <style:text-properties officeooo:rsid="02535a52"/>
    </style:style>
    <style:style style:name="T110" style:family="text">
      <style:text-properties officeooo:rsid="0256e970"/>
    </style:style>
    <style:style style:name="T111" style:family="text">
      <style:text-properties officeooo:rsid="025fa6a7"/>
    </style:style>
    <style:style style:name="T112" style:family="text">
      <style:text-properties officeooo:rsid="02723dcd"/>
    </style:style>
    <style:style style:name="T113" style:family="text">
      <style:text-properties officeooo:rsid="0274fdc1"/>
    </style:style>
    <style:style style:name="T114" style:family="text">
      <style:text-properties officeooo:rsid="02765bc1"/>
    </style:style>
    <style:style style:name="T115" style:family="text">
      <style:text-properties officeooo:rsid="0278708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 R &gt;</text:p>
      <text:p text:style-name="P1"/>
      <text:p text:style-name="P78">&lt; Reference 도움말 &gt;</text:p>
      <text:p text:style-name="P1">- help(something)</text:p>
      <text:p text:style-name="P3">- ls() : 모든 변수 보여줌 / ls.str() : <text:s/>값까지 보여줌</text:p>
      <text:p text:style-name="P1"/>
      <text:p text:style-name="P78">&lt; Print 출력 &gt;</text:p>
      <text:p text:style-name="P1">- print(something, option) : 단일 출력 <text:s/>/ function 으로써 option 줄 수 있음</text:p>
      <text:p text:style-name="Standard"><text:span text:style-name="T1"><text:s text:c="2"/>cat(“ a1”, “a2”, </text:span><text:span text:style-name="T3">“\n”</text:span><text:span text:style-name="T1">) : 여러개 출력</text:span></text:p>
      <text:p text:style-name="Standard"/>
      <text:p text:style-name="P78">&lt; Variable 변수 &gt;</text:p>
      <text:p text:style-name="Standard">- .<text:span text:style-name="T1">something ← hidden variable 로써 remove 시에도 따로 설정해야 함 (.v != v)</text:span></text:p>
      <text:p text:style-name="Standard">- <text:span text:style-name="T1">rm(list=ls()) : remove all variables</text:span></text:p>
      <text:p text:style-name="Standard"/>
      <text:p text:style-name="Standard"/>
      <text:p text:style-name="P78">&lt; 공분산과 상관계수 &gt;</text:p>
      <text:p text:style-name="P1">- cov(x, y) : 공분산 / x가 증가함에 따라 y 가 어찌 변하는가</text:p>
      <text:p text:style-name="P1"><text:s text:c="2"/>cov &gt; 0 : x 증가 → y 증가 (양의 상관관계)</text:p>
      <text:p text:style-name="P1"><text:s text:c="2"/>cov &lt; 0 : x 증가 → y 감소 (음의 상관관계)</text:p>
      <text:p text:style-name="P1"><text:s text:c="2"/>cov =0 : 선형관계 없음 (독립) <text:s/>/ 역 성립X</text:p>
      <text:p text:style-name="P1"><text:s text:c="2"/></text:p>
      <text:p text:style-name="P1"><text:s text:c="2"/>cor(x, y) : 상관계수로서 공분산을 정규화 한 것 (-1 ~ 1) </text:p>
      <text:p text:style-name="P1"/>
      <text:p text:style-name="P1"/>
      <text:p text:style-name="P78">&lt; 연속 / 반복 벡터 만들기 &gt;</text:p>
      <text:p text:style-name="P2">- <text:span text:style-name="T4">seq(a, b, by=2) : a ~ b (step size 2)</text:span></text:p>
      <text:p text:style-name="P4"><text:s text:c="2"/>seq(a, b, length.out=5) : a ~ b (갯수 5)</text:p>
      <text:p text:style-name="P1">- <text:span text:style-name="T4">rep(pi, time=3) : pi 3번 반복</text:span></text:p>
      <text:p text:style-name="P1"/>
      <text:p text:style-name="P1"/>
      <text:p text:style-name="P4"><text:span text:style-name="T13">&lt; </text:span>Recycling Rule : vector 연산 시 vector size 작은 것 반복 <text:span text:style-name="T13">&gt;</text:span></text:p>
      <text:p text:style-name="P4"/>
      <text:p text:style-name="P79">&lt; Vector Index 벡터 인덱스 &gt;</text:p>
      <text:p text:style-name="P4">- fib[1:3] : 1 ~ 3</text:p>
      <text:p text:style-name="P4"><text:s text:c="2"/>fib[-2] : 2<text:span text:style-name="T5">nd</text:span> 원소 제외</text:p>
      <text:p text:style-name="P4"/>
      <text:p text:style-name="P4"/>
      <text:p text:style-name="P4"><text:span text:style-name="T13">&lt; </text:span>Z-Score : (X에서 평균 뺀 것) / 표준 편차 &gt;</text:p>
      <text:p text:style-name="P4"/>
      <text:p text:style-name="P4">&lt; <text:span text:style-name="T13">Operator 연산자</text:span> &gt;</text:p>
      <text:p text:style-name="P4">%% : modulo operator</text:p>
      <text:p text:style-name="P4">%/% : integer division</text:p>
      <text:p text:style-name="P4">%*% : matrix multiplication</text:p>
      <text:p text:style-name="P4">%in% : True or False</text:p>
      <text:p text:style-name="P4"/>
      <text:p text:style-name="P4">&lt; <text:span text:style-name="T13">Directory </text:span>디렉토리 &gt;</text:p>
      <text:p text:style-name="P4">- getwd() : 현재 directory 보기</text:p>
      <text:p text:style-name="P4">- setwd(“/home/dongsu/R”) : directory 변경</text:p>
      <text:p text:style-name="P79"/>
      <text:p text:style-name="P79"><text:soft-page-break/>&lt; Library &amp; Package 라이브러리와 패키지 &gt;</text:p>
      <text:p text:style-name="P6">Library : Packages 가 모여있는 곳</text:p>
      <text:p text:style-name="P5">- .libPaths() : 모든 <text:span text:style-name="T6">library path 보기 ( /etc/R/Renviron 에서 설정 가능)</text:span></text:p>
      <text:p text:style-name="P4">- <text:span text:style-name="T6">installed.packages() : 설치된 패키지 확인</text:span></text:p>
      <text:p text:style-name="P4">- <text:span text:style-name="T6">install.package(“name”) : 라이브러리 설치</text:span></text:p>
      <text:p text:style-name="P4">- <text:span text:style-name="T6">library(name) : 설치한 라이브러리 load into memory</text:span></text:p>
      <text:p text:style-name="P4">- <text:span text:style-name="T6">data() : 현재 load 된 라이브러리에 있는 모든 datasets 보여줌</text:span></text:p>
      <text:p text:style-name="P4">- <text:span text:style-name="T6">library() : 각 라이브러리 별로 패키지 정보 보여줌</text:span></text:p>
      <text:p text:style-name="P4"/>
      <text:p text:style-name="P4"/>
      <text:p text:style-name="P6"><text:span text:style-name="T7">&lt; </text:span>R Script 실행 <text:span text:style-name="T7">&gt;</text:span></text:p>
      <text:p text:style-name="P6">1. Shell에서 <text:s text:c="2"/>$ Rscript test.R arg1 arg2 <text:s text:c="2"/><text:span text:style-name="T7">( Rscript는 /usr/bin/안에 있는 실행파일임)</text:span></text:p>
      <text:p text:style-name="P6">2. test.R ( R source code) 안에 다음이 적혀 있어야 함</text:p>
      <text:p text:style-name="P6"><text:s text:c="3"/>argv ← commandArgs(TRUE)</text:p>
      <text:p text:style-name="P6"><text:s text:c="3"/>x ← as.numeric(argv[1])</text:p>
      <text:p text:style-name="P6"><text:s text:c="3"/>y ← as.numeric(argv[2]) </text:p>
      <text:p text:style-name="P6"/>
      <text:p text:style-name="P7">3. test.R 코드 시작을</text:p>
      <text:p text:style-name="P7">#!/usr/bin/Rscript 로 함</text:p>
      <text:p text:style-name="P7"/>
      <text:p text:style-name="P7">test.R 파일에 실행권한 부여</text:p>
      <text:p text:style-name="P7">$ chmod +x test.R</text:p>
      <text:p text:style-name="P7"/>
      <text:p text:style-name="P7">$ ./test.R 1 2 (Rscript 라는 명렁어 없이 실행가능)</text:p>
      <text:p text:style-name="P7"/>
      <text:p text:style-name="P7"/>
      <text:p text:style-name="P79">&lt; RStudio환경 &gt;</text:p>
      <text:p text:style-name="P7">- Sys.getenv(“R_HOME”) : R_HOME 위치 확인</text:p>
      <text:p text:style-name="P7">- Ctrl + L : clear console</text:p>
      <text:p text:style-name="P7"/>
      <text:p text:style-name="P7"/>
      <text:p text:style-name="P79">&lt; Road Data 데이터 불러오기 &gt;</text:p>
      <text:p text:style-name="P7">- <text:span text:style-name="T8">read.table(“name.txt”, options)</text:span></text:p>
      <text:p text:style-name="P9">- read.csv(“name.csv”)</text:p>
      <text:p text:style-name="P12">- scan(“test.txt”, what=numeric(0) / what=list(numeric(0), character(0))) : TEXT FILE 불러와서 Vector / List 로 저장 – depends on <text:span text:style-name="T2">what</text:span></text:p>
      <text:p text:style-name="P56">- <text:span text:style-name="T43">na.omit(data) : 결측치 행 제거</text:span></text:p>
      <text:p text:style-name="P80"/>
      <text:p text:style-name="P9"/>
      <text:p text:style-name="P79">&lt; Factor에 대해서 &gt;</text:p>
      <text:p text:style-name="P9">Factor : Categorical Variable – Vector Operation X</text:p>
      <text:p text:style-name="P9">R은 기본적으로 숫자 아닌 것을 Factor로 인지</text:p>
      <text:p text:style-name="P23">- factor(data, original_level 명시) : 데이터에는 없지만 원래는 존재함을 명시</text:p>
      <text:p text:style-name="P16"/>
      <text:p text:style-name="P9"/>
      <text:p text:style-name="P79">&lt; Explore Dataset 데이터 탐색 &gt;</text:p>
      <text:p text:style-name="P10">- class(something) : class 보여줌</text:p>
      <text:p text:style-name="P10">- str(data) : data 정보표시</text:p>
      <text:p text:style-name="P10">- <text:span text:style-name="T69">dim(data) : data 차원 표시</text:span></text:p>
      <text:p text:style-name="P10"><text:soft-page-break/>- <text:span text:style-name="T73">nrow(data) / ncol(data) : 행 또는 열 수 출력 </text:span></text:p>
      <text:p text:style-name="P7">- <text:span text:style-name="T17">View(table) : 테이블로 보기</text:span></text:p>
      <text:p text:style-name="P7">- <text:span text:style-name="T54">unique(vector) : 유일한 값만 뽑아줌</text:span></text:p>
      <text:p text:style-name="P7">- <text:span text:style-name="T57">arrange(data, col1, col2) : DATA를 정렬해줌</text:span></text:p>
      <text:p text:style-name="P7">- <text:span text:style-name="T61">dataframe[“col_name”] : column 형식으로 return / dataframe$col_name : vector 형식으로 return</text:span></text:p>
      <text:p text:style-name="P7">- <text:span text:style-name="T62">summary( )</text:span></text:p>
      <text:p text:style-name="P7"/>
      <text:p text:style-name="P7"/>
      <text:p text:style-name="P81">&lt; 결측치 제거 &gt;</text:p>
      <text:p text:style-name="P7">- <text:span text:style-name="T63">na.rm = T</text:span></text:p>
      <text:p text:style-name="P7">- <text:span text:style-name="T63">na.omit()</text:span></text:p>
      <text:p text:style-name="P7"/>
      <text:p text:style-name="P81">&lt; 결측치 대체 &gt;</text:p>
      <text:p text:style-name="P7">- <text:span text:style-name="T64">ifelse( !is.na(x), x, 0 ) : 결측치 0으로 대체</text:span></text:p>
      <text:p text:style-name="P83"><text:s text:c="3"/>** ifelse 사용하여 dummy 생성 (0 또는 1)</text:p>
      <text:p text:style-name="P7"/>
      <text:p text:style-name="P82">&lt; 이상치 대체 &gt;</text:p>
      <text:p text:style-name="P82">- <text:span text:style-name="T65">subset(dataframe, 조건식) : 조건식 만족하는 row만 취함</text:span></text:p>
      <text:p text:style-name="P7">- 연속형 변수인 경우 <text:span text:style-name="T66">plot 과 summary를 통해 outlier 파악</text:span></text:p>
      <text:p text:style-name="P7"/>
      <text:p text:style-name="P79">&lt; 인터넷으로부터 테이블 불러오기 &gt;</text:p>
      <text:p text:style-name="P8">- <text:s/><text:span text:style-name="T9">library(XML)</text:span></text:p>
      <text:p text:style-name="P11"><text:s text:c="3"/>tab ← getURL(url)</text:p>
      <text:p text:style-name="P11"><text:s text:c="3"/>tbl ← readHTMLTable(tab) <text:s/>: URL 에서 table을 불러옴 </text:p>
      <text:p text:style-name="P7"/>
      <text:p text:style-name="P7"/>
      <text:p text:style-name="P25">&lt; MySQL과 연동하기 &gt;</text:p>
      <text:p text:style-name="P13">- library(RMySQL) </text:p>
      <text:p text:style-name="P14">- con ← dbConnect(MySQL(), user=“root”, password=“ ”,<text:span text:style-name="T10">dbname=</text:span>“ ”, <text:span text:style-name="T10">host=</text:span>“<text:span text:style-name="T10">localhost</text:span>”, <text:span text:style-name="T10">client.flag=CLIENT_MULTI_RESULTS</text:span>)</text:p>
      <text:p text:style-name="P13"><text:s text:c="2"/><text:span text:style-name="T10">sql ← “query 문”</text:span></text:p>
      <text:p text:style-name="P13"><text:s text:c="2"/><text:span text:style-name="T10">rows ← dbGetQuery(con,sql) : MySQL 로부터 query 날려서 원하는 값 얻음</text:span></text:p>
      <text:p text:style-name="P13"/>
      <text:p text:style-name="P25">&lt; 벡터/리스트/행렬 비교 &gt;</text:p>
      <text:p text:style-name="P15">Vector : 형식 통일! <text:span text:style-name="T10">(homogeneous)</text:span></text:p>
      <text:p text:style-name="P20">List : 아무거나 가능! (heterogeneous) – [[ ]] : <text:span text:style-name="T12">element / [ ] : list | 리스트는 벡터 연산 불가능하므로 unlist후 사용 | Vector(Matrix)의 집합을 원소로 가지는 data 형태</text:span></text:p>
      <text:p text:style-name="P22">Matrix : 차원이 있는 Vector!! (2차원) / Array (3차원이상)</text:p>
      <text:p text:style-name="P30">DataFrame : 리스트에 포함된 벡터들의 길이가 모두 같을 시 생성가능</text:p>
      <text:p text:style-name="P21"/>
      <text:p text:style-name="P21"/>
      <text:p text:style-name="P27">&lt; 클래스와 모드 구별 &gt;</text:p>
      <text:p text:style-name="P22">- mode : physical type</text:p>
      <text:p text:style-name="P15">- <text:span text:style-name="T11">class : abstract type</text:span></text:p>
      <text:p text:style-name="P15"/>
      <text:p text:style-name="P26"/>
      <text:p text:style-name="P26">&lt; 데이터 추가하기 &gt;</text:p>
      <text:p text:style-name="P15">- <text:span text:style-name="T11">append(old_vector, new_vector, after=2) : 데이터 추가</text:span></text:p>
      <text:p text:style-name="P22"/>
      <text:p text:style-name="P22"><text:soft-page-break/></text:p>
      <text:p text:style-name="P26">&lt; Stack &gt;</text:p>
      <text:p text:style-name="P22">- stack(list(factor1_name=vector1_values, factor2_name=vector2_values)) : Vector 와 Factor로 분류</text:p>
      <text:p text:style-name="P22"/>
      <text:p text:style-name="P77">&lt; 데이터프레임 생성&gt;</text:p>
      <text:p text:style-name="P77">data.frame(vec1, vec2, vec3) </text:p>
      <text:p text:style-name="P22"/>
      <text:p text:style-name="P22"/>
      <text:p text:style-name="P22"><text:span text:style-name="T14">&lt; 이름 부여하기 &gt;</text:span> </text:p>
      <text:p text:style-name="P28">- colnames(matrix) ← c(“”, “”, “”) / rownames( )</text:p>
      <text:p text:style-name="P28">- <text:span text:style-name="T44">names(dataframe) : 데이터 프레임 속성들 보기</text:span> </text:p>
      <text:p text:style-name="P24"/>
      <text:p text:style-name="P15"/>
      <text:p text:style-name="P29">&lt; 데이터프레임 합치기 &gt;</text:p>
      <text:p text:style-name="P29">- do.call(rbind, list of dataframe) // Map(as.data.frame, list of list)</text:p>
      <text:p text:style-name="P60">- cbind(df1, df2) / rbind(df1, df2) : 길이가 같아야 한다</text:p>
      <text:p text:style-name="P60"/>
      <text:p text:style-name="P60"/>
      <text:p text:style-name="P60"><text:s/><text:span text:style-name="T52">&lt; merge 와 <text:s/>join 함수 &gt;</text:span></text:p>
      <text:p text:style-name="P60">- merge(df1, df2, by=) : by 기준에 따라 합친다 – <text:span text:style-name="T51">merge 는 기본 내장</text:span></text:p>
      <text:p text:style-name="P29">- <text:span text:style-name="T51">join(df1, df2, by=) : by 기준에 따라 합친다 – join 은 </text:span><text:span text:style-name="T55">“plyr” 패키지 설치 필요</text:span></text:p>
      <text:p text:style-name="P29"><text:s text:c="2"/>** <text:span text:style-name="T52">type = inner / full 에 따라 공통 부분만 또는 결측치로 처리</text:span></text:p>
      <text:p text:style-name="P29"><text:s text:c="2"/>** <text:span text:style-name="T53">default =&gt; left : 좌측 기준 없는 것 NA처리 </text:span></text:p>
      <text:p text:style-name="P29"/>
      <text:p text:style-name="P29"/>
      <text:p text:style-name="P29"/>
      <text:p text:style-name="P29">&lt; 부분집합 &gt; <text:s/></text:p>
      <text:p text:style-name="P15">- <text:span text:style-name="T15">subset(dataframe, select=column, subset(조건))</text:span></text:p>
      <text:p text:style-name="P15"/>
      <text:p text:style-name="P59"/>
      <text:p text:style-name="P31">&lt; 데이터프레임 쉽게 접근하기 &gt;</text:p>
      <text:p text:style-name="P31">- with(dataframe, function)</text:p>
      <text:p text:style-name="P31">- attach(dataframe) and then detach(dataframe)</text:p>
      <text:p text:style-name="P31"/>
      <text:p text:style-name="P17"/>
      <text:p text:style-name="P32">&lt; Apply Functions &gt; - 배치처리</text:p>
      <text:p text:style-name="P32">- apply : homogeneous vector 에 적용 </text:p>
      <text:p text:style-name="P32"><text:s text:c="2"/><text:span text:style-name="T18">apply(data, 1, func) : row 당 function / apply(data, 2, func) : column 당 function</text:span></text:p>
      <text:p text:style-name="P15">- <text:span text:style-name="T16">lapply : list(df_col)에 적용 / return value : 항상 리스트</text:span></text:p>
      <text:p text:style-name="P15">- <text:span text:style-name="T16">sapply : list(df_col)에 적용 / return value : 가능하면 벡터로</text:span></text:p>
      <text:p text:style-name="P15">- <text:span text:style-name="T16">tapply : group별로 data에 function 적용 / tapply(data, group, function) – 한 번에 하나의 function</text:span></text:p>
      <text:p text:style-name="P19"><text:s text:c="2"/>** <text:span text:style-name="T56">ddply(dataset, .(group), func1, func2 ```) : 한 번에 여러개 function / </text:span><text:span text:style-name="T55">“plyr” 패키지 설치 필요</text:span></text:p>
      <text:p text:style-name="P15">- <text:span text:style-name="T16">mapply : 여러개의 리스트에 함수 적용</text:span></text:p>
      <text:p text:style-name="P15"/>
      <text:p text:style-name="P15">- <text:span text:style-name="T17">split(vector, factor) : 그룹 별로 vector 값들을 나누어 줌</text:span></text:p>
      <text:p text:style-name="P15">- <text:span text:style-name="T19">by(data, factor, func) : 그룹 별로 Function 적용하여 리스트로 반환</text:span></text:p>
      <text:p text:style-name="P15"/>
      <text:p text:style-name="P15"/>
      <text:p text:style-name="P33">&lt; sample 만들기 &gt;</text:p>
      <text:p text:style-name="P33"><text:soft-page-break/>- sample(1:10, 5, replace=T)</text:p>
      <text:p text:style-name="P15">- <text:span text:style-name="T74">sample(1:nrow(iris), nrow(iris)*0.7) : iris의 70%를 train 데이터로</text:span></text:p>
      <text:p text:style-name="P15"><text:s text:c="2"/><text:span text:style-name="T75">iris[-idx, ] : sample 데이터 제외한 나머지 행을 test 데이터로</text:span></text:p>
      <text:p text:style-name="P15"/>
      <text:p text:style-name="P15"/>
      <text:p text:style-name="P15">&lt; 통계론 &gt;</text:p>
      <text:p text:style-name="P15">- 정규분포(<text:span text:style-name="T20">normal distribution)</text:span> : 평균과 표준편차로 나타냄 / 평균을 기준으로 대칭</text:p>
      <text:p text:style-name="P15"/>
      <text:p text:style-name="P18">- 표준정규분포(<text:span text:style-name="T20">standard normal distribution)</text:span> : 서로 다른 정규분포 비교 위해 표준화 된 분포 (평균이 0이고, 표준편차가 1임)</text:p>
      <text:p text:style-name="P18"><text:s text:c="2"/><text:span text:style-name="T20">Z=( (X-정규분포평균) / 정규분포 표준편차 )</text:span></text:p>
      <text:p text:style-name="P15"/>
      <text:p text:style-name="P15">- 오차(<text:span text:style-name="T20">Error) : 실제 값과 예측값(population집단 선형회귀값) 과의 차이</text:span></text:p>
      <text:p text:style-name="P15"/>
      <text:p text:style-name="P34">- 잔차(Residual) : 실제 값과 관측값(sample 집단 선형회귀값) 과의 차이</text:p>
      <text:p text:style-name="P34"/>
      <text:p text:style-name="P34">- <text:span text:style-name="T21">summary(matrix/factor/dataframe)</text:span></text:p>
      <text:p text:style-name="P34"/>
      <text:p text:style-name="P35">- 교차표(<text:span text:style-name="T24">Cross-tabulation</text:span>) : 범주형 변수 간 연관성 파악 / <text:span text:style-name="T22">table(factor1, factor2)</text:span></text:p>
      <text:p text:style-name="P35"><text:s text:c="2"/><text:span text:style-name="T23">Null Hypothesis : 기존 가설 </text:span></text:p>
      <text:p text:style-name="P36"><text:s text:c="2"/><text:span text:style-name="T23">Alternative Hypothesis : 새로운 가설(관계가 있다)</text:span></text:p>
      <text:p text:style-name="P50"><text:s text:c="2"/>p-value : 작으면 reject null hypothesis !! (=새로운 가설이 맞다) – chisqare &amp; freedom 이용해서 구함</text:p>
      <text:p text:style-name="P36"/>
      <text:p text:style-name="P37">- 분위수(Quantile) : 확률(표준 정규분포의 면적)을 구하기 위한 <text:s/>Z1값</text:p>
      <text:p text:style-name="P37"/>
      <text:p text:style-name="P37">- <text:span text:style-name="T25">T 검정(T – Test) : 2개의 범주형 자료가 연속형 자료에 어떻게 영향을 미치는가 (p-value)</text:span></text:p>
      <text:p text:style-name="P37">- 분산분석 (<text:span text:style-name="T38">ANOVA) : 3가지 이상의 범주형 자료가 연속형 자료에 어떻게 영향을 미치는가</text:span></text:p>
      <text:p text:style-name="P37"><text:s text:c="2"/>(유의미하게 서로 다른 평균을 가지고 있는가?)</text:p>
      <text:p text:style-name="P37"/>
      <text:p text:style-name="P37"/>
      <text:p text:style-name="P40">&lt; 그래픽 그래기 &gt;</text:p>
      <text:p text:style-name="P40">- scatter plot – 수치형!!! </text:p>
      <text:p text:style-name="P40"><text:s text:c="3"/>plot(data, main=“title”, xlab=“x_name” , ylab=“y_name”, type)</text:p>
      <text:p text:style-name="P41"><text:s text:c="3"/></text:p>
      <text:p text:style-name="P40">- <text:span text:style-name="T26">with(iris, plot(Petal.Length, Petal.Width, pch=as.integer(Species)))</text:span></text:p>
      <text:p text:style-name="P43"><text:s text:c="2"/>legend(x_loc, y_loc, as.character(levels(iris$Species)), pch=1:length(level(iris$Species)))</text:p>
      <text:p text:style-name="P37"><text:s text:c="2"/>범례(위치 <text:span text:style-name="T27">x,y / 범례에 나타나는 글자 / pch = 그림에서point타입)</text:span></text:p>
      <text:p text:style-name="P37"><text:s text:c="2"/></text:p>
      <text:p text:style-name="P38">- 선형회귀</text:p>
      <text:p text:style-name="P51"><text:s text:c="3"/>m ← lm(y ~ x, data=data)</text:p>
      <text:p text:style-name="P51"><text:s text:c="3"/>plot(y~x, data=data) </text:p>
      <text:p text:style-name="P52"><text:s text:c="3"/>abline(m) : 이미 존재하는 plot에 line 추가</text:p>
      <text:p text:style-name="P39"><text:s text:c="3"/>a<text:span text:style-name="T34">bline(v=수직선 / h = 수평선)</text:span></text:p>
      <text:p text:style-name="P39"/>
      <text:p text:style-name="P52">- factor 별로 <text:s/>scatter plot</text:p>
      <text:p text:style-name="P39"><text:s text:c="2"/><text:span text:style-name="T28">coplot(y~x | factor)</text:span></text:p>
      <text:p text:style-name="P39"/>
      <text:p text:style-name="P39"/>
      <text:p text:style-name="P39">- <text:span text:style-name="T29">bar plot(vector) – 범주형!!! </text:span></text:p>
      <text:p text:style-name="P44"><text:soft-page-break/><text:s text:c="2"/><text:span text:style-name="T30">barplot(x, plot.ci=T, ci.l=신뢰구간 lower, ci.u=신뢰구간 upper) - 신뢰구간 있는 barplot</text:span></text:p>
      <text:p text:style-name="P44"><text:s text:c="2"/><text:span text:style-name="T31">barplot(x, col=색깔, beside=F:누적, horiz=T:가로막대)</text:span></text:p>
      <text:p text:style-name="P44"><text:s text:c="2"/></text:p>
      <text:p text:style-name="P44"/>
      <text:p text:style-name="P44">- <text:span text:style-name="T46">pie plot – 범주형!!!</text:span></text:p>
      <text:p text:style-name="P44"/>
      <text:p text:style-name="P44">- <text:span text:style-name="T46">dot plot – 범주형!!!</text:span></text:p>
      <text:p text:style-name="P44"/>
      <text:p text:style-name="P42">- <text:span text:style-name="T33">line plot</text:span></text:p>
      <text:p text:style-name="P42"><text:span text:style-name="T32"><text:s text:c="2"/>plot(data, type=</text:span>“<text:span text:style-name="T33">l</text:span>”<text:span text:style-name="T32">, col=선 색깔, lty=선 종류, xlim=x_range, ylim=y_range) </text:span></text:p>
      <text:p text:style-name="P53"><text:s text:c="2"/>lines(data, col=색깔)</text:p>
      <text:p text:style-name="P42"/>
      <text:p text:style-name="P42">- <text:span text:style-name="T35">box plot – 수치형!!!</text:span></text:p>
      <text:p text:style-name="P42"><text:s text:c="2"/>가운데 진한 선 : <text:span text:style-name="T35">median</text:span></text:p>
      <text:p text:style-name="P42"><text:s text:c="2"/>박스 아래 : <text:span text:style-name="T35">Q1 / 박스 위 : Q3 </text:span></text:p>
      <text:p text:style-name="P42"><text:s text:c="2"/>점선으로 된 범위 : 데이터 범위 (이상치 포함<text:span text:style-name="T35">X)</text:span></text:p>
      <text:p text:style-name="P42"><text:s text:c="2"/>동그라미 : 이상치 ( 1.5 * (<text:span text:style-name="T35">Q3 – Q1) ) - 다른 표본들과는 성질이 많이 다른 표본 ( 매우 높거나 낮음 )</text:span></text:p>
      <text:p text:style-name="P44"/>
      <text:p text:style-name="P44">- 히스토그램 – 수치형!!! </text:p>
      <text:p text:style-name="P44"><text:s text:c="2"/><text:span text:style-name="T36">hist(numeric data) – frequency</text:span></text:p>
      <text:p text:style-name="P44"><text:s text:c="2"/><text:span text:style-name="T47">lines(density(data), col) – 밀도 곡선 추가</text:span></text:p>
      <text:p text:style-name="P44"/>
      <text:p text:style-name="P44">- 여러개의 그래프 한 페이지에서 보기</text:p>
      <text:p text:style-name="P44"><text:s text:c="2"/><text:span text:style-name="T37">par(mfrow=c(x,y) / mfcol=c(x,y))</text:span></text:p>
      <text:p text:style-name="P44"><text:s text:c="2"/><text:span text:style-name="T48">par(new=T) : 기존 plot 위에 다른 plot 추가하기</text:span></text:p>
      <text:p text:style-name="P47"><text:s text:c="2"/><text:span text:style-name="T49">text(x,y,“typing text”) : plot 위에 text 추가하기</text:span></text:p>
      <text:p text:style-name="P44"/>
      <text:p text:style-name="P44"/>
      <text:p text:style-name="P44"/>
      <text:p text:style-name="P44">&lt; 선형회귀 &gt;</text:p>
      <text:p text:style-name="P44">- <text:span text:style-name="T39">lm(y~x, data=data)</text:span></text:p>
      <text:p text:style-name="P54"><text:s text:c="2"/>lm(y~u+v+w, data=data)</text:p>
      <text:p text:style-name="P54"><text:s text:c="2"/>lm(y~u*v*w, data=data) : (u,v,w) 의 모든 조합을 고려</text:p>
      <text:p text:style-name="P55"><text:s text:c="2"/>lm(y~u+v+w+u:v:w, data=data) : (u,v,w,uvw) 만 고려</text:p>
      <text:p text:style-name="P55"><text:s text:c="2"/>lm(y~poly(x, 3, raw=T)) == lm(y~x+l(x^2)+l(x^3))</text:p>
      <text:p text:style-name="P45"/>
      <text:p text:style-name="P55">- 단계적 회귀 (stepwise regression) = 중요 변수를 선택할 때 (forward + backward) 같이 이용</text:p>
      <text:p text:style-name="P45"/>
      <text:p text:style-name="P45">- <text:span text:style-name="T40">l(u+v) / l(u^2) 과 같이 ( ) 안에 있는 항 자체를 속성으로 쓰고 싶을 때 “ l ” 을 이용</text:span></text:p>
      <text:p text:style-name="P57">&lt; 랜덤 숫자 생성 &gt;</text:p>
      <text:p text:style-name="P46">- <text:span text:style-name="T42">rnorm(갯수) : 갯수만큼 정규분포 랜덤 숫자 생성</text:span></text:p>
      <text:p text:style-name="P46">- <text:span text:style-name="T45">set.seed(number)</text:span></text:p>
      <text:p text:style-name="P45"/>
      <text:p text:style-name="P58">- as.data.frame(table(x,y)) : 교차 테이블(table) 을 데이터프레임으로 변경 시 frequency 컬럼이 자동 생성</text:p>
      <text:p text:style-name="P58"/>
      <text:p text:style-name="P58">- <text:span text:style-name="T50">plot(1:100) : 대각선 그려짐! (axes=F, ann=F 옵션으로 x축과 y축 눈금과 이름 제거 가능)</text:span></text:p>
      <text:p text:style-name="P58"/>
      <text:p text:style-name="P58"/>
      <text:p text:style-name="P58"/>
      <text:p text:style-name="P61"><text:soft-page-break/>&lt; dplyr 패키지 내장 함수 &gt;</text:p>
      <text:p text:style-name="P48">- <text:span text:style-name="T58">tbl.df(dataframe) : 콘솔창 크기만큼만 데이터 셋 추출</text:span></text:p>
      <text:p text:style-name="P48">- <text:span text:style-name="T58">filter(dataframe, condition1, condition2) : 조건에 맞는 데이터 추출</text:span></text:p>
      <text:p text:style-name="P48">- <text:span text:style-name="T58">arrange(dataframe, column1, column2) : 기본 오름차순으로 정렬</text:span></text:p>
      <text:p text:style-name="P49">- <text:span text:style-name="T58">select(dataframe, column1, column2) : 원하는 컬럼 선택</text:span></text:p>
      <text:p text:style-name="P49">- <text:span text:style-name="T59">summarise(dataframe, 추가할 column = 함수) : 통계랑 계산</text:span></text:p>
      <text:p text:style-name="P48">- <text:span text:style-name="T59">group_by(dataframe, factor) : 그룹화</text:span></text:p>
      <text:p text:style-name="P48">- <text:span text:style-name="T60">mutate(dataframe, col_name = func) : 추가할 칼럼</text:span></text:p>
      <text:p text:style-name="P62"/>
      <text:p text:style-name="P48"/>
      <text:p text:style-name="P48"/>
      <text:p text:style-name="P63">&lt; lattice 패키지 - 고급 시각화 &gt;</text:p>
      <text:p text:style-name="P63">- <text:span text:style-name="T67">densityplot(~ x축 | factor(column): factor 설정시 격자를 만들어 factor당 plot을 그림, data=dataset, group : 하나의plot 내에서 비교, plot.points=T : 밀도 점 표시, auto.key=T : 범례 표시) // 밀도 함수 그림</text:span></text:p>
      <text:p text:style-name="P63">- <text:span text:style-name="T68">xyplot(y축 ~ x축 | factor , data=dataset) : scatter plot</text:span></text:p>
      <text:p text:style-name="P69">- histogram( )</text:p>
      <text:p text:style-name="P69">- barchart( )</text:p>
      <text:p text:style-name="P69">- <text:span text:style-name="T78">dotplot( )</text:span></text:p>
      <text:p text:style-name="P69">- <text:span text:style-name="T76">equal.count(data, number=num, overlap=0) : Data를 num수 만큼 범주화해줌</text:span></text:p>
      <text:p text:style-name="P90">- <text:span text:style-name="T77">coplot( y축 ~ x축 | 조건, data) : 조건을 범주화 하여 별도 패널을 제공하는 조건 그래프</text:span></text:p>
      <text:p text:style-name="P63">- <text:span text:style-name="T79">cloud(z축 ~ y축*x축, data) : 3차원 scatter plot</text:span></text:p>
      <text:p text:style-name="P63"/>
      <text:p text:style-name="P63"/>
      <text:p text:style-name="P63"/>
      <text:p text:style-name="P70">&lt; latticeExtra 패키지 - 고급 시각화 이어서 &gt;</text:p>
      <text:p text:style-name="P63">- <text:span text:style-name="T80">doubleYScale(plot_1, plot_2) : 동일한 패널에 두 개의 y축을 두어 plot을 공유</text:span></text:p>
      <text:p text:style-name="P63"><text:s text:c="2"/>** 두 개의 <text:span text:style-name="T81">plot은 동일한 패널과 <text:s/>x축을 가져야함 </text:span></text:p>
      <text:p text:style-name="P63">- <text:span text:style-name="T82">ecdfplot( ~ x축 | factor형 변수, data)</text:span></text:p>
      <text:p text:style-name="P63">- <text:span text:style-name="T83">horizonplot(data, colorkey=T : 범례, origin=# : 중심위치, horizonscale=# : 가로 범위)</text:span></text:p>
      <text:p text:style-name="P64"/>
      <text:p text:style-name="P64"><text:s/></text:p>
      <text:p text:style-name="P64"/>
      <text:p text:style-name="P72">&lt; maps&amp;mapproj 패키지 - 지도 시각화 &gt;</text:p>
      <text:p text:style-name="P64">- <text:span text:style-name="T84">map(word/usa/state/county 중 택1, plot=T, fill=T, projection=“mercator”) : 지도 그리기</text:span></text:p>
      <text:p text:style-name="P63">- <text:span text:style-name="T85">mapplot(y축 ~ x축, data, map : map_function으로 만들어낸 지도)</text:span></text:p>
      <text:p text:style-name="P63"/>
      <text:p text:style-name="P63"/>
      <text:p text:style-name="P63"/>
      <text:p text:style-name="P71">&lt; ggplot<text:span text:style-name="T93">2</text:span> 패키지 시각화 &gt; </text:p>
      <text:p text:style-name="P63">- <text:span text:style-name="T86">qplot(col_1, data) : 도수 분포표(막대그래프)</text:span></text:p>
      <text:p text:style-name="P63">- <text:span text:style-name="T87">qplot(col_1, data, fill=col_2 : col_2 별로 col_1 누적막대 그래프, facets=.drv~ / drv~. , binwidth)</text:span></text:p>
      <text:p text:style-name="P63">- <text:span text:style-name="T87">qplot(col_1, col_2, data, facets) : col_1 과 col_2의 scatter plot / facets 에 따라 패널 생성</text:span></text:p>
      <text:p text:style-name="P65">- <text:span text:style-name="T88">qplot(col_1, col_2, data, size=col_3, color=factor(col_4), shape=factor(col_5)) : 각기 다른 색과 모양, 크기를 가진 col_1 과 col_2의 scatter plot // color에 따라 범례 자동 생성</text:span></text:p>
      <text:p text:style-name="P63"/>
      <text:p text:style-name="P63">- <text:span text:style-name="T89">ggplot(data, aes(x축, y축, color=변수) : 미적요소 맵핑) + geom_point(options) / geom_line()</text:span></text:p>
      <text:p text:style-name="P63"><text:s text:c="2"/>** <text:span text:style-name="T90">p ← ggplot(data, aes( ))</text:span></text:p>
      <text:p text:style-name="P66"><text:s text:c="7"/><text:span text:style-name="T90">p + stat_bin(aes(fill : 누적막대 / color / size), geom=“bar” / “point” / “area” )</text:span></text:p>
      <text:p text:style-name="P66"><text:soft-page-break/><text:s text:c="7"/><text:span text:style-name="T91">p + theme( options )</text:span></text:p>
      <text:p text:style-name="P66"/>
      <text:p text:style-name="P66">- <text:span text:style-name="T92">ggsave( “path”) <text:s/>이미지 저장 // eog (eye of gnome) 으로 이미지 보기</text:span></text:p>
      <text:p text:style-name="P66"/>
      <text:p text:style-name="P66"/>
      <text:p text:style-name="P66"/>
      <text:p text:style-name="P66"/>
      <text:p text:style-name="P73">&lt; ggmap 패키지 - 지도 시각화&gt;</text:p>
      <text:p text:style-name="P75">- geocode(“지역”) : 지역의 위도와 경도 가져옴(데이터프레임) → 숫자로 변형해서 사용할 것!</text:p>
      <text:p text:style-name="P75"><text:s text:c="33"/><text:span text:style-name="T97">from Geolocation</text:span></text:p>
      <text:p text:style-name="P75">- <text:span text:style-name="T94">get_googlemap(center : 위도/경도 숫자벡터 혹은“지역명”, language, color, scale, marker, path , zoom, size, format maptype, sensor) : 지도 정보 생성</text:span></text:p>
      <text:p text:style-name="P75"><text:s text:c="36"/><text:span text:style-name="T97">from Google Static Maps API</text:span></text:p>
      <text:p text:style-name="P76"/>
      <text:p text:style-name="P74">- <text:span text:style-name="T97">get_map(location, zoom, maptype, scale, source and etc) : 지도 정보 생성 (get_googlemap보다 다양)</text:span></text:p>
      <text:p text:style-name="P74"><text:s text:c="36"/><text:span text:style-name="T97">from GoogleMaps, NaverMaps 등등</text:span> </text:p>
      <text:p text:style-name="P74"/>
      <text:p text:style-name="P73">- <text:span text:style-name="T95">ggmap(위의 지도 정보 생성 객체, extent, size) : 실제 지도 그려줌</text:span></text:p>
      <text:p text:style-name="P73">** <text:span text:style-name="T96">jitter : 벡터(숫자)에 노이즈를 추가하여 그래프상에서 겹치지 않게 보여줌 <text:s/></text:span></text:p>
      <text:p text:style-name="P73"/>
      <text:p text:style-name="P73"/>
      <text:p text:style-name="P85">- <text:span text:style-name="T98">rename(data, c(old_co1="new_col1”, old_col2=“new_col2”))</text:span></text:p>
      <text:p text:style-name="P73"/>
      <text:p text:style-name="P88">&lt; reshape 패키지 &gt;</text:p>
      <text:p text:style-name="P86">- <text:span text:style-name="T99">reshape(data, idvar=기준변수1, timevar=기준변수2, v.names=측정변수, varying=컬럼순서번호, direction=“wide”/“long”)</text:span></text:p>
      <text:p text:style-name="P87">- <text:span text:style-name="T100">melt(data, id=“기준변수”, measured=“측정변수”)</text:span></text:p>
      <text:p text:style-name="P73"/>
      <text:p text:style-name="P73"/>
      <text:p text:style-name="P66"><text:s/></text:p>
      <text:p text:style-name="P67">&lt; reshape2 패키지 &gt; </text:p>
      <text:p text:style-name="P67">- melt : wide-data into long-data / 여러개의 컬럼을 두개의 컬럼으로 (<text:span text:style-name="T70">variable, value)</text:span></text:p>
      <text:p text:style-name="P68"><text:s text:c="2"/>** <text:span text:style-name="T71">melt(dataset, id.vars=c(“col_1”,“col_2”), variable.name = “something”, value.name = “something”) : dataset에서 id.vars 를 기준으로 나머지 컬럼들은 모두 2개의 컬럼(variable, value) 로 대응</text:span></text:p>
      <text:p text:style-name="P63"/>
      <text:p text:style-name="P63">- <text:span text:style-name="T69">cast : long-data into wide-data <text:s text:c="3"/>----→ 측정변수 대장으로 집합함수 적용!!</text:span></text:p>
      <text:p text:style-name="P63"><text:s text:c="2"/>** <text:span text:style-name="T72">dcast(dataset, col_1+col_2 ~ column, function, na.rm=T) : dataset에서 col_1과 col_2 두 개의 컬럼은 기준으로 fix하고 column 에 해당하는 컬럼은 함수를 적용하여 여러 컬럼으로 분리</text:span></text:p>
      <text:p text:style-name="P63"/>
      <text:p text:style-name="P91"/>
      <text:p text:style-name="P91"/>
      <text:p text:style-name="P91"/>
      <text:p text:style-name="P45">&lt; <text:span text:style-name="T41">An introduction to statistical learning</text:span> &gt;</text:p>
      <text:p text:style-name="P45">- <text:span text:style-name="T41">bias : 모델을 단순화 함</text:span></text:p>
      <text:p text:style-name="P45">- <text:span text:style-name="T41">variance : 모델을 복잡화 함</text:span></text:p>
      <text:p text:style-name="P45"/>
      <text:p text:style-name="P89"/>
      <text:p text:style-name="P45"/>
      <text:p text:style-name="P45"/>
      <text:p text:style-name="P45"/>
      <text:p text:style-name="P45"><text:soft-page-break/>&lt; 정형 / 비정형 데이터 &gt;</text:p>
      <text:p text:style-name="P45">- 정형 데이터 : 고정된 필드<text:span text:style-name="T101">(ex DB) </text:span>에 저장된 데이터</text:p>
      <text:p text:style-name="P45">- 반정형 데이터 : 태그를 포함하는 웹문서(<text:span text:style-name="T101">ex XML, HTML)</text:span></text:p>
      <text:p text:style-name="P45">- 비정형 데이터 : 고정된 필드에 저장<text:span text:style-name="T101">X 데이터(ex SNS 데이터)</text:span></text:p>
      <text:p text:style-name="P45"/>
      <text:p text:style-name="P45">- 토픽 분석 : 텍스트에서 단어 추출, 단어사전과 비교 후 빈도분석</text:p>
      <text:p text:style-name="P45">** 필요 패키지 : <text:span text:style-name="T102">rJava(기본), KoNLP(한글처리), tm(텍스트마이닝), wordcloud(단어구름)</text:span></text:p>
      <text:p text:style-name="P45"/>
      <text:p text:style-name="P45">- <text:span text:style-name="T103">extractNoun(“text”) : 사전에 등록된 단어만 추출</text:span></text:p>
      <text:p text:style-name="P45"/>
      <text:p text:style-name="P45">- <text:span text:style-name="T104">useSejongDic( ) : 등록된 단어수 확인</text:span></text:p>
      <text:p text:style-name="P45"/>
      <text:p text:style-name="P45">- <text:span text:style-name="T104">mergeUserDic( ) : 새 단어 추가</text:span></text:p>
      <text:p text:style-name="P45"/>
      <text:p text:style-name="P93">- <text:span text:style-name="T105">paste(vector, collapse= “ ”) : 공백 기준으로 합침</text:span></text:p>
      <text:p text:style-name="P94"/>
      <text:p text:style-name="P95">&lt; 순서 &gt;</text:p>
      <text:p text:style-name="P94">- 데이터 불러오기</text:p>
      <text:p text:style-name="P94">- Corpus(VectorSource(문장<text:span text:style-name="T106">)) : vector → document : 자료형 생성</text:span></text:p>
      <text:p text:style-name="P94">- <text:span text:style-name="T108">sapply / function 등 이용하여 원하는 단어 추출</text:span></text:p>
      <text:p text:style-name="P94">- <text:span text:style-name="T109">Corpus(VectorSource(원하는 대로 나눠진 데이터))</text:span></text:p>
      <text:p text:style-name="P45">- <text:span text:style-name="T107">tm_map(document, 전처리 함수)</text:span></text:p>
      <text:p text:style-name="P45">- <text:span text:style-name="T110">wordcloud(단어이름 데이터, 빈도수 데이터)</text:span></text:p>
      <text:p text:style-name="P45"/>
      <text:p text:style-name="P45"/>
      <text:p text:style-name="P45">- 연관어 분석 : 특정 단어와 연관성이 있는 단어 선별</text:p>
      <text:p text:style-name="P96">- <text:span text:style-name="T111">arules 패키지 설치 : 연관분석 위한 트랜잭션형식으로 자료구조 변환 ( 트랜잭션 : 자료처리단위 )</text:span></text:p>
      <text:p text:style-name="P96">- <text:span text:style-name="T112">as(데이터, “transactions”) : 데이터는 중복데이터 없어야 함</text:span></text:p>
      <text:p text:style-name="P96">- <text:span text:style-name="T113">apriori( ) : 연관규칙 알고리즘</text:span></text:p>
      <text:p text:style-name="P96">- <text:span text:style-name="T114">inspect( ) : 결과 확인</text:span></text:p>
      <text:p text:style-name="P96">- <text:span text:style-name="T115">graph.edgelist( ) : 연관분석 시각화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1T22:12:22.159770649</meta:creation-date>
    <dc:date>2017-12-08T19:13:51.113690952</dc:date>
    <meta:editing-duration>P2DT8H53M6S</meta:editing-duration>
    <meta:editing-cycles>209</meta:editing-cycles>
    <meta:generator>LibreOffice/5.1.6.2$Linux_X86_64 LibreOffice_project/10m0$Build-2</meta:generator>
    <meta:document-statistic meta:table-count="0" meta:image-count="0" meta:object-count="0" meta:page-count="9" meta:paragraph-count="282" meta:word-count="3733" meta:character-count="11161" meta:non-whitespace-character-count="9017"/>
  </office:meta>
</office:document-meta>
</file>